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60pt" officeooo:rsid="000532e6" officeooo:paragraph-rsid="000532e6" style:font-size-asian="60pt" style:font-size-complex="60pt"/>
    </style:style>
    <style:style style:name="P2" style:family="paragraph" style:parent-style-name="Standard">
      <style:text-properties fo:font-size="12pt" officeooo:rsid="000532e6" officeooo:paragraph-rsid="000532e6" style:font-size-asian="10.5pt" style:font-size-complex="12pt"/>
    </style:style>
    <style:style style:name="P3" style:family="paragraph" style:parent-style-name="Standard">
      <style:text-properties fo:font-size="12pt" officeooo:rsid="00055b2f" officeooo:paragraph-rsid="00055b2f" style:font-size-asian="10.5pt" style:font-size-complex="12pt"/>
    </style:style>
    <style:style style:name="P4" style:family="paragraph" style:parent-style-name="Standard">
      <style:text-properties fo:font-size="15pt" fo:font-weight="bold" officeooo:rsid="000532e6" officeooo:paragraph-rsid="000532e6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55b2f" officeooo:paragraph-rsid="00055b2f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55b2f" officeooo:paragraph-rsid="00055b2f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none" fo:font-weight="normal" officeooo:rsid="00055b2f" officeooo:paragraph-rsid="00055b2f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style:text-underline-style="none" fo:font-weight="normal" officeooo:rsid="00055b2f" officeooo:paragraph-rsid="000757bb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style:text-underline-style="none" fo:font-weight="normal" officeooo:rsid="000757bb" officeooo:paragraph-rsid="000757bb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style:text-underline-style="none" fo:font-weight="normal" officeooo:rsid="00092b34" officeooo:paragraph-rsid="00092b34" style:font-size-asian="13.1000003814697pt" style:font-weight-asian="normal" style:font-size-complex="15pt" style:font-weight-complex="normal"/>
    </style:style>
    <style:style style:name="P11" style:family="paragraph" style:parent-style-name="Standard" style:list-style-name="L1">
      <style:text-properties fo:font-size="15pt" style:text-underline-style="none" fo:font-weight="normal" officeooo:rsid="00092b34" officeooo:paragraph-rsid="00092b34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5pt" fo:font-style="normal" style:text-underline-style="none" fo:font-weight="normal" officeooo:rsid="000757bb" officeooo:paragraph-rsid="000757bb" style:font-size-asian="13.1000003814697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3">
      <style:text-properties fo:font-size="15pt" fo:font-style="normal" style:text-underline-style="none" fo:font-weight="normal" officeooo:rsid="000757bb" officeooo:paragraph-rsid="0009acb5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text-properties fo:font-size="15pt" fo:font-style="normal" style:text-underline-style="none" fo:font-weight="normal" officeooo:rsid="0009acb5" officeooo:paragraph-rsid="0009acb5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0757bb" officeooo:paragraph-rsid="0009acb5" style:font-size-asian="13.1000003814697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fo:font-size="20pt" officeooo:rsid="000532e6" officeooo:paragraph-rsid="00055b2f" style:font-size-asian="20pt" style:font-size-complex="20pt"/>
    </style:style>
    <style:style style:name="P17" style:family="paragraph" style:parent-style-name="Standard">
      <style:text-properties fo:font-size="20pt" fo:font-style="italic" fo:font-weight="bold" officeooo:rsid="000532e6" officeooo:paragraph-rsid="00055b2f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Standard">
      <style:text-properties fo:font-size="18pt" style:text-underline-style="solid" style:text-underline-width="auto" style:text-underline-color="font-color" officeooo:rsid="00055b2f" officeooo:paragraph-rsid="00055b2f" style:font-size-asian="18pt" style:font-size-complex="18pt"/>
    </style:style>
    <style:style style:name="P19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0757bb" officeooo:paragraph-rsid="0009acb5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092b34" officeooo:paragraph-rsid="00092b34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 style:list-style-name="L2">
      <style:text-properties fo:font-size="16pt" fo:font-style="normal" style:text-underline-style="solid" style:text-underline-width="auto" style:text-underline-color="font-color" fo:font-weight="bold" officeooo:rsid="00092b34" officeooo:paragraph-rsid="00092b34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 style:list-style-name="L2">
      <style:text-properties fo:font-size="16pt" fo:font-style="normal" style:text-underline-style="solid" style:text-underline-width="auto" style:text-underline-color="font-color" fo:font-weight="bold" officeooo:rsid="0009acb5" officeooo:paragraph-rsid="0009acb5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09acb5" officeooo:paragraph-rsid="0009acb5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text-properties fo:font-size="16pt" style:text-underline-style="solid" style:text-underline-width="auto" style:text-underline-color="font-color" fo:font-weight="bold" officeooo:rsid="000757bb" officeooo:paragraph-rsid="000757bb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style:text-underline-style="solid" style:text-underline-width="auto" style:text-underline-color="font-color" fo:font-weight="bold" officeooo:rsid="00092b34" officeooo:paragraph-rsid="00092b34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5b2f" style:font-weight-asian="normal" style:font-weight-complex="normal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6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7" style:family="text">
      <style:text-properties fo:font-size="15pt" style:font-size-asian="13.1000003814697pt" style:font-size-complex="15pt"/>
    </style:style>
    <style:style style:name="T8" style:family="text">
      <style:text-properties fo:font-size="15pt" style:text-underline-style="none" fo:font-weight="normal" style:font-size-asian="13.1000003814697pt" style:font-weight-asian="normal" style:font-size-complex="15pt" style:font-weight-complex="normal"/>
    </style:style>
    <style:style style:name="T9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0" style:family="text">
      <style:text-properties officeooo:rsid="000757bb"/>
    </style:style>
    <style:style style:name="T11" style:family="text">
      <style:text-properties officeooo:rsid="00092b34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"/><text:span text:style-name="T4"><text:s/></text:span><text:span text:style-name="T5"><text:s/></text:span><text:span text:style-name="T9">RESUME</text:span></text:p>
      <text:p text:style-name="P2"/>
      <text:p text:style-name="P3"/>
      <text:p text:style-name="P17">Aman Muhammed P S </text:p>
      <text:p text:style-name="P16"><text:span text:style-name="T1"/></text:p>
      <text:p text:style-name="P18"><text:span text:style-name="T1">Personal Information</text:span></text:p>
      <text:p text:style-name="P16"><text:span text:style-name="T6">Contact <text:s/>:</text:span><text:span text:style-name="T7"> 7356403122</text:span></text:p>
      <text:p text:style-name="P4">Email <text:s text:c="4"/>: <text:a xlink:type="simple" xlink:href="mailto:amanmuhmmed552@gmail.com" text:style-name="Internet_20_link" text:visited-style-name="Visited_20_Internet_20_Link"><text:span text:style-name="T3">amanmuhmmed552@gmail.com</text:span></text:a></text:p>
      <text:p text:style-name="P5">Address : <text:s/><text:span text:style-name="T2">Pandiyarapilly (H)</text:span></text:p>
      <text:p text:style-name="P5"><text:span text:style-name="T2"><text:s text:c="18"/>Mudavoor P.O </text:span></text:p>
      <text:p text:style-name="P5"><text:span text:style-name="T2"><text:s text:c="18"/>Muvattupuzha</text:span></text:p>
      <text:p text:style-name="P5"><text:span text:style-name="T2"><text:s text:c="18"/>686669</text:span></text:p>
      <text:p text:style-name="P5">DOB <text:s text:c="5"/>: <text:s/><text:span text:style-name="T2">26/08/2006</text:span></text:p>
      <text:p text:style-name="P6"><text:span text:style-name="T2"/></text:p>
      <text:p text:style-name="P6">EDUCATION</text:p>
      <text:p text:style-name="P6"/>
      <text:p text:style-name="P7">Persuing Electronics and Biomedical Engineering [<text:span text:style-name="T1">Btech</text:span>]</text:p>
      <text:p text:style-name="P8"><text:span text:style-name="T10">(2024-2028)</text:span> In Adi Shankara Institute of Engineering and Technolo<text:span text:style-name="T10">gy</text:span></text:p>
      <text:p text:style-name="P9">Kalady,Ernakulam (APJ Abdul Kalam Technological University)</text:p>
      <text:p text:style-name="P9"/>
      <text:p text:style-name="P10">Completed Higher Secondary in ST Thomas HSS Keezhillam (2022-2024)</text:p>
      <text:p text:style-name="P9"/>
      <text:p text:style-name="P24">ACHIEVEMENTS</text:p>
      <text:p text:style-name="P9"/>
      <text:p text:style-name="P9">As a first year student i don’t have any major achievements yet,but in have a membership in TELEMEDICINE SO<text:span text:style-name="T11">CIEY</text:span></text:p>
      <text:p text:style-name="P9"/>
      <text:p text:style-name="P25">SKILLS</text:p>
      <text:p text:style-name="P25"/>
      <text:list xml:id="list289058626" text:style-name="L1">
        <text:list-item>
          <text:p text:style-name="P11">Time management</text:p>
        </text:list-item>
        <text:list-item>
          <text:p text:style-name="P11">Adaptability</text:p>
        </text:list-item>
      </text:list>
      <text:p text:style-name="P9"/>
      <text:p text:style-name="P20">INTERESTS</text:p>
      <text:p text:style-name="P20"><text:span text:style-name="T8"/></text:p>
      <text:list xml:id="list3817851127" text:style-name="L2">
        <text:list-item>
          <text:p text:style-name="P21"><text:span text:style-name="T8">Listening Music</text:span></text:p>
        </text:list-item>
        <text:list-item>
          <text:p text:style-name="P21"><text:span text:style-name="T8">Travelling </text:span></text:p>
        </text:list-item>
        <text:list-item>
          <text:p text:style-name="P21"><text:span text:style-name="T8">Cooking</text:span></text:p>
        </text:list-item>
        <text:list-item>
          <text:p text:style-name="P22"><text:span text:style-name="T8">Games</text:span></text:p>
        </text:list-item>
      </text:list>
      <text:p text:style-name="P19"><text:soft-page-break/>LANGUAGE</text:p>
      <text:p text:style-name="P15"/>
      <text:list xml:id="list2897834221" text:style-name="L3">
        <text:list-item>
          <text:p text:style-name="P13">English</text:p>
        </text:list-item>
        <text:list-item>
          <text:p text:style-name="P13">Malayalam</text:p>
        </text:list-item>
        <text:list-item>
          <text:p text:style-name="P13">Hindi </text:p>
        </text:list-item>
        <text:list-item>
          <text:p text:style-name="P13">Arabic</text:p>
        </text:list-item>
      </text:list>
      <text:p text:style-name="P12"/>
      <text:p text:style-name="P23">OBJECTIVE</text:p>
      <text:p text:style-name="P23"/>
      <text:p text:style-name="P14">I am a B.Tech student specializing in Electronics and Biomedical Engineering </text:p>
      <text:p text:style-name="P14">[APJ Abdul Kalam Technological University]. I am eager to apply in technical</text:p>
      <text:p text:style-name="P14">knowledge in real-world projects and contribute to advancements in medical technology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03:36.155776342</meta:creation-date>
    <dc:date>2025-03-21T11:53:04.816361803</dc:date>
    <meta:editing-duration>PT7M18S</meta:editing-duration>
    <meta:editing-cycles>1</meta:editing-cycles>
    <meta:document-statistic meta:table-count="0" meta:image-count="0" meta:object-count="0" meta:page-count="2" meta:paragraph-count="34" meta:word-count="135" meta:character-count="999" meta:non-whitespace-character-count="827"/>
    <meta:generator>LibreOffice/7.3.7.2$Linux_X86_64 LibreOffice_project/30$Build-2</meta:generator>
  </office:meta>
</office:document-meta>
</file>